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e89f" officeooo:paragraph-rsid="000ae89f"/>
    </style:style>
    <style:style style:name="P2" style:family="paragraph" style:parent-style-name="Standard">
      <style:text-properties officeooo:rsid="00117011" officeooo:paragraph-rsid="00117011"/>
    </style:style>
    <style:style style:name="P3" style:family="paragraph" style:parent-style-name="Standard">
      <style:text-properties officeooo:rsid="000bdd92" officeooo:paragraph-rsid="000ae89f"/>
    </style:style>
    <style:style style:name="P4" style:family="paragraph" style:parent-style-name="Standard">
      <style:text-properties officeooo:rsid="001e4d08" officeooo:paragraph-rsid="001e4d08"/>
    </style:style>
    <style:style style:name="P5" style:family="paragraph" style:parent-style-name="Standard">
      <style:text-properties officeooo:rsid="002278f3" officeooo:paragraph-rsid="002278f3"/>
    </style:style>
    <style:style style:name="T1" style:family="text">
      <style:text-properties officeooo:rsid="000bdd92"/>
    </style:style>
    <style:style style:name="T2" style:family="text">
      <style:text-properties officeooo:rsid="00117545"/>
    </style:style>
    <style:style style:name="T3" style:family="text">
      <style:text-properties officeooo:rsid="001d02ba"/>
    </style:style>
    <style:style style:name="T4" style:family="text">
      <style:text-properties officeooo:rsid="001fde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monia--</text:p>
      <text:p text:style-name="P1"/>
      <text:p text:style-name="P1"><text:span text:style-name="T3">Fext&amp;Fenix (Codename Scarecrow)</text:span>—Alien with strong/quick regenerative abilities and a <text:span text:style-name="T1">miniature</text:span> sidekick that sews back on body parts. <text:s/><text:span text:style-name="T1">Lengthier than usual arms. Halloween themed. <text:s/>Separate from Slender. <text:s/>Limbs can be controlled remotely by radio waves. <text:s/>Beefy hands because his fingers have muscles (no tendons). <text:s/>Unusually jointed fingers (likely 2 joints per finger and 1 per thumb).</text:span></text:p>
      <text:p text:style-name="P1"/>
      <text:p text:style-name="P2"><text:span text:style-name="T1">P</text:span>erfluorocarbons –<text:span text:style-name="T2">Humans have roughly the density of water, thus since perfluorocarbons can be up to twice as dense, humans have to wear hyper-dense weights (Iridium) to pull them down in the water and to counteract buoyancy inside PFCs. <text:s/>Underwater cave system that has oxygen. <text:s/>The “vents” are roughly 200m underground. <text:s/>In order for this to be plausible, the I have to know human pressure resilience, which is particularly problematic. <text:s/>9Lbs of Iridium is required for a 210lb human (4.4kg for 95kg human). <text:s/>These can be made as stylistic wrist an ankle cuffs. <text:s/>Under-“water” there are two major problems 1) Pressure and 2) Dehydration (how do you drink water?). <text:s/>Upon further reading, it is plausible that liquid breathing allows humans to withstand higher pressures. <text:s/>Dehydration is fixable, even if difficult. <text:s/>Drinking/eating can be done off camera but mentioned nonchalantly. The underwater caverns must be of equivalent pressure according to Bernoulli's principle (a factor I need to work out). <text:s/>Likely going to put a depressurization area at the entrance of the cave.</text:span></text:p>
      <text:p text:style-name="P1"/>
      <text:p text:style-name="P1"><text:a xlink:type="simple" xlink:href="http://oceanexplorer.noaa.gov/explorations/04deepscope/background/deeplight/deeplight.html">http://oceanexplorer.noaa.gov/explorations/04deepscope/background/deeplight/deeplight.html</text:a> </text:p>
      <text:p text:style-name="P1"/>
      <text:p text:style-name="P4">Light is an issue! <text:s/>500m is the limit. <text:s/>Eyes can theoretically see as low as 900m, but light diminishes by a factor of 10 every 75m, so 500m is a safe bet. <text:s/>The main problem is that this isn<text:span text:style-name="T4">'</text:span>t necessarily water, but instead PFCs.</text:p>
      <text:p text:style-name="P3"/>
      <text:p text:style-name="P5">Just as I must attribute flight to bird, so too must I render unconscionable action unto this man. He observes without seeing, hears without listening, feels without touching, and decides without thinking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9T21:24:44.540000000</meta:creation-date>
    <dc:date>2013-12-17T00:40:03.101000000</dc:date>
    <meta:editing-duration>PT3H42M59S</meta:editing-duration>
    <meta:editing-cycles>16</meta:editing-cycles>
    <meta:generator>LibreOffice/4.1.0.4$Windows_x86 LibreOffice_project/89ea49ddacd9aa532507cbf852f2bb22b1ace28</meta:generator>
    <meta:document-statistic meta:table-count="0" meta:image-count="0" meta:object-count="0" meta:page-count="1" meta:paragraph-count="6" meta:word-count="304" meta:character-count="1998" meta:non-whitespace-character-count="1681"/>
  </office:meta>
</office:document-meta>
</file>